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</text:p>
      <text:p text:style-name="P2"/>
      <text:p text:style-name="P2">So etwas wie eine HashMap</text:p>
      <text:p text:style-name="P2"><text:tab/>var emptyMap = {};</text:p>
      <text:p text:style-name="P2"><text:tab/><text:tab/>-leer</text:p>
      <text:p text:style-name="P2"><text:tab/>var someMap{one:1, something: somethingElse, key: …}</text:p>
      <text:p text:style-name="P2"><text:tab/><text:tab/>-someMap.one (Zugriff)/ someMap{„one“}</text:p>
      <text:p text:style-name="P2"><text:tab/>-keys sind vielleicht lieber Str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0:16:54.68</meta:creation-date>
    <dc:date>2012-12-11T10:26:19.03</dc:date>
    <meta:editing-duration>PT9M23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7" meta:word-count="25" meta:character-count="187"/>
  </office:meta>
</office:document-meta>
</file>